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officeooo:rsid="001efccc" officeooo:paragraph-rsid="001efccc"/>
    </style:style>
    <style:style style:name="P4" style:family="paragraph" style:parent-style-name="Heading_20_1">
      <style:text-properties officeooo:rsid="001efccc" officeooo:paragraph-rsid="001efccc"/>
    </style:style>
    <style:style style:name="P5" style:family="paragraph" style:parent-style-name="Heading_20_1" style:list-style-name="Numbering_20_IVX"/>
    <style:style style:name="P6" style:family="paragraph" style:parent-style-name="Heading_20_2" style:list-style-name="Numbering_20_123">
      <style:text-properties officeooo:rsid="001efccc" officeooo:paragraph-rsid="001efcc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officeooo:rsid="001efccc" officeooo:paragraph-rsid="001efccc"/>
    </style:style>
    <style:style style:name="P9" style:family="paragraph" style:parent-style-name="Text_20_body">
      <style:paragraph-properties fo:break-before="page"/>
      <style:text-properties officeooo:rsid="001efccc" officeooo:paragraph-rsid="001efccc"/>
    </style:style>
    <style:style style:name="P10" style:family="paragraph" style:parent-style-name="Text_20_body">
      <style:text-properties officeooo:paragraph-rsid="001efcc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GR202 PROJECT : VECTORIZATION</text:p>
      <text:p text:style-name="P7"/>
      <text:list text:style-name="Numbering_20_IVX">
        <text:list-item>
          <text:h text:style-name="P5" text:outline-level="1">Benchmark</text:h>
        </text:list-item>
        <text:list-item>
          <text:h text:style-name="P4" text:outline-level="1">Extracting the skeleton</text:h>
        </text:list-item>
      </text:list>
      <text:list text:style-name="Numbering_20_123">
        <text:list-item>
          <text:list>
            <text:list-item>
              <text:h text:style-name="P6" text:outline-level="2">Trapped-ball segmentation</text:h>
            </text:list-item>
          </text:list>
        </text:list-item>
      </text:list>
      <text:p text:style-name="P8">To extract the skeleton, the trapped-ball segmentation described in <text:bibliography-mark text:identifier="1" text:bibliography-type="article" text:author="Song-Hai Zhang, Tao Chen, Yi-Fei Zhang, Shi-Min Hu, Member, IEEE, and Ralph R. Martin" text:title="Vectorizing Cartoon Animations" text:year="2009">[1]</text:bibliography-mark><text:s/>is applied. It consists of convolving the initial greyscale iamge with a second derivative order gaussian filter and then applying a regular Canny edge detector.</text:p>
      <text:p text:style-name="P9"/>
      <text:bibliography text:style-name="Sect1" text:protected="true" text:name="Bibliographie1">
        <text:bibliography-source>
          <text:index-title-template text:style-name="Bibliography_20_Heading">Bibliographie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ie1_Head">
            <text:p text:style-name="Bibliography_20_Heading">Bibliographie</text:p>
          </text:index-title>
          <text:p text:style-name="P1">1: Song-Hai Zhang, Tao Chen, Yi-Fei Zhang, Shi-Min Hu, Member, IEEE, and Ralph R. Martin, Vectorizing Cartoon Animations, 2009</text:p>
        </text:index-body>
      </text:bibliography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Numbering_20_IVX" style:list-level="1" style:class="text">
      <style:paragraph-properties fo:margin-top="0.423cm" fo:margin-bottom="0.212cm" style:contextual-spacing="false"/>
      <style:text-properties fo:font-size="18pt" fo:font-weight="bold" officeooo:rsid="001efccc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  <number:date-style style:name="N10107" number:language="fr" number:country="FR"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officeooo:rsid="001efccc" officeooo:paragraph-rsid="001efcc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Manon Heffernan<text:tab/>IGR202 PROJECT : VECTORIZATION<text:tab/><text:date style:data-style-name="N10107" text:date-value="2023-01-11T12:09:23.410752243">janvier 2023</text:date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00:03.497044258</meta:creation-date>
    <dc:date>2023-01-11T11:26:02.896320281</dc:date>
    <meta:editing-duration>PT26M</meta:editing-duration>
    <meta:editing-cycles>1</meta:editing-cycles>
    <meta:generator>LibreOffice/7.4.3.2$Linux_X86_64 LibreOffice_project/40$Build-2</meta:generator>
    <meta:document-statistic meta:table-count="0" meta:image-count="0" meta:object-count="0" meta:page-count="2" meta:paragraph-count="9" meta:word-count="77" meta:character-count="528" meta:non-whitespace-character-count="463"/>
  </office:meta>
</office:document-meta>
</file>